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/>
    <style:font-face style:name="cmmi102" svg:font-family="cmmi10" style:font-adornments="Regular"/>
    <style:font-face style:name="DejaVu Sans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Symmetric_20_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draw:marker-start="" draw:marker-end="" draw:marker-end-width="0.3cm" draw:fill="none" draw:textarea-vertical-align="middle"/>
    </style:style>
    <style:style style:name="gr4" style:family="graphic" style:parent-style-name="objectwithoutfill">
      <style:graphic-properties svg:stroke-width="0.05cm" draw:marker-start="" draw:marker-start-width="0.365cm" draw:marker-end="" draw:marker-end-width="0.46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="" draw:marker-start-width="0.365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cm" draw:marker-start-width="0.2cm" draw:marker-end="Symmetric_20_Arrow" draw:marker-end-width="0.1cm" draw:fill="none" draw:textarea-vertical-align="middle" fo:padding-top="0.125cm" fo:padding-bottom="0.125cm" fo:padding-left="0.25cm" fo:padding-right="0.25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 style:parent-style-name="objectwithoutfill">
      <style:graphic-properties svg:stroke-width="0.02cm" draw:marker-start="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draw:stroke="dash" draw:stroke-dash="Fine_20_Dashed" svg:stroke-width="0.02cm" draw:marker-start="Arrowheads_20_1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draw:stroke="dash" draw:stroke-dash="Fine_20_Dashed" svg:stroke-width="0.02cm" draw:marker-start="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0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Arial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style:font-name="Arial" fo:font-size="8pt" fo:font-style="italic" style:font-size-asian="8pt" style:font-style-asian="italic" style:font-size-complex="8pt" style:font-style-complex="italic"/>
    </style:style>
    <style:style style:name="P5" style:family="paragraph">
      <style:text-properties style:font-name="Arial"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-10% 50%" style:font-name="Arial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T5" style:family="text">
      <style:text-properties style:font-name="cmmi102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6" style:family="text">
      <style:text-properties style:font-name="Arial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7" style:family="text">
      <style:text-properties style:font-name="cmmi102" fo:font-size="12pt" fo:font-style="italic" style:font-name-asian="cmmi102" style:font-size-asian="12pt" style:font-style-asian="italic" style:font-name-complex="cmmi102" style:font-size-complex="12pt" style:font-style-complex="italic"/>
    </style:style>
    <style:style style:name="T8" style:family="text">
      <style:text-properties style:font-name="Arial" fo:font-size="12pt" fo:font-style="italic" style:font-name-asian="cmmi102" style:font-size-asian="12pt" style:font-style-asian="italic" style:font-name-complex="cmmi102" style:font-size-complex="12pt" style:font-style-complex="italic"/>
    </style:style>
    <style:style style:name="T9" style:family="text">
      <style:text-properties style:font-name="DejaVu Sans" fo:font-size="8pt" fo:font-style="italic" style:font-name-asian="DejaVu Sans" style:font-size-asian="8pt" style:font-style-asian="italic" style:font-name-complex="DejaVu Sans" style:font-size-complex="8pt" style:font-style-complex="italic"/>
    </style:style>
    <style:style style:name="T10" style:family="text">
      <style:text-properties style:text-position="-10% 50%" style:font-name="Arial" fo:font-size="14pt" fo:font-style="italic" style:font-name-asian="DejaVu Sans" style:font-size-asian="14pt" style:font-style-asian="italic" style:font-name-complex="DejaVu Sans" style:font-size-complex="14pt" style:font-style-complex="italic"/>
    </style:style>
    <style:style style:name="T11" style:family="text">
      <style:text-properties style:text-position="-10% 50%" style:font-name="Arial" fo:font-size="8pt" fo:font-style="italic" style:font-name-asian="DejaVu Sans" style:font-size-asian="8pt" style:font-style-asian="italic" style:font-name-complex="DejaVu Sans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7cm" svg:x2="11cm" svg:y2="7cm">
          <text:p/>
        </draw:line>
        <draw:line draw:style-name="gr1" draw:text-style-name="P1" draw:layer="layout" svg:x1="4cm" svg:y1="8cm" svg:x2="11cm" svg:y2="8cm">
          <text:p/>
        </draw:line>
        <draw:line draw:style-name="gr1" draw:text-style-name="P1" draw:layer="layout" svg:x1="4cm" svg:y1="9cm" svg:x2="11cm" svg:y2="9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.4cm" svg:y1="7.4cm" svg:x2="5.4cm" svg:y2="8cm">
          <text:p/>
        </draw:line>
        <draw:line draw:style-name="gr2" draw:text-style-name="P1" draw:layer="layout" svg:x1="6cm" svg:y1="7.4cm" svg:x2="6cm" svg:y2="8cm">
          <text:p/>
        </draw:line>
        <draw:line draw:style-name="gr2" draw:text-style-name="P1" draw:layer="layout" svg:x1="8cm" svg:y1="6.4cm" svg:x2="8cm" svg:y2="7cm">
          <text:p/>
        </draw:line>
        <draw:line draw:style-name="gr2" draw:text-style-name="P1" draw:layer="layout" svg:x1="9cm" svg:y1="7.4cm" svg:x2="9cm" svg:y2="8cm">
          <text:p/>
        </draw:line>
        <draw:line draw:style-name="gr2" draw:text-style-name="P1" draw:layer="layout" svg:x1="8.5cm" svg:y1="8.4cm" svg:x2="8.5cm" svg:y2="9cm">
          <text:p/>
        </draw:line>
        <draw:line draw:style-name="gr1" draw:text-style-name="P1" draw:layer="layout" svg:x1="4cm" svg:y1="10cm" svg:x2="11cm" svg:y2="10cm">
          <text:p/>
        </draw:line>
        <draw:line draw:style-name="gr3" draw:text-style-name="P1" draw:layer="layout" svg:x1="5.4cm" svg:y1="6.2cm" svg:x2="5.4cm" svg:y2="10.2cm">
          <text:p/>
        </draw:line>
        <draw:line draw:style-name="gr3" draw:text-style-name="P1" draw:layer="layout" svg:x1="6cm" svg:y1="6.2cm" svg:x2="6cm" svg:y2="10.5cm">
          <text:p/>
        </draw:line>
        <draw:line draw:style-name="gr3" draw:text-style-name="P1" draw:layer="layout" svg:x1="8.5cm" svg:y1="6.2cm" svg:x2="8.5cm" svg:y2="10.2cm">
          <text:p/>
        </draw:line>
        <draw:line draw:style-name="gr3" draw:text-style-name="P1" draw:layer="layout" svg:x1="9cm" svg:y1="6.2cm" svg:x2="9cm" svg:y2="10.2cm">
          <text:p/>
        </draw:line>
        <draw:line draw:style-name="gr4" draw:text-style-name="P1" draw:layer="layout" svg:x1="4cm" svg:y1="9.8cm" svg:x2="5.4cm" svg:y2="9.8cm">
          <text:p/>
        </draw:line>
        <draw:line draw:style-name="gr5" draw:text-style-name="P1" draw:layer="layout" svg:x1="5.4cm" svg:y1="9.8cm" svg:x2="5.4cm" svg:y2="9.6cm">
          <text:p/>
        </draw:line>
        <draw:line draw:style-name="gr4" draw:text-style-name="P1" draw:layer="layout" svg:x1="5.4cm" svg:y1="9.6cm" svg:x2="6cm" svg:y2="9.6cm">
          <text:p/>
        </draw:line>
        <draw:line draw:style-name="gr5" draw:text-style-name="P1" draw:layer="layout" svg:x1="6cm" svg:y1="9.6cm" svg:x2="6cm" svg:y2="9.4cm">
          <text:p/>
        </draw:line>
        <draw:line draw:style-name="gr4" draw:text-style-name="P1" draw:layer="layout" svg:x1="6cm" svg:y1="9.4cm" svg:x2="8.5cm" svg:y2="9.4cm">
          <text:p/>
        </draw:line>
        <draw:line draw:style-name="gr5" draw:text-style-name="P1" draw:layer="layout" svg:x1="8.5cm" svg:y1="9.6cm" svg:x2="8.5cm" svg:y2="9.4cm">
          <text:p/>
        </draw:line>
        <draw:line draw:style-name="gr4" draw:text-style-name="P1" draw:layer="layout" svg:x1="8.5cm" svg:y1="9.6cm" svg:x2="9cm" svg:y2="9.6cm">
          <text:p/>
        </draw:line>
        <draw:line draw:style-name="gr5" draw:text-style-name="P1" draw:layer="layout" svg:x1="9cm" svg:y1="9.6cm" svg:x2="9cm" svg:y2="9.4cm">
          <text:p/>
        </draw:line>
        <draw:line draw:style-name="gr4" draw:text-style-name="P1" draw:layer="layout" svg:x1="9cm" svg:y1="9.4cm" svg:x2="10.7cm" svg:y2="9.4cm">
          <text:p/>
        </draw:line>
        <draw:frame draw:style-name="gr6" draw:text-style-name="P2" draw:layer="layout" svg:width="1.425cm" svg:height="0.729cm" svg:x="9.575cm" svg:y="9.9cm">
          <draw:text-box>
            <text:p><text:span text:style-name="T1">Time</text:span></text:p>
          </draw:text-box>
        </draw:frame>
        <draw:frame draw:style-name="gr6" draw:text-style-name="P3" draw:layer="layout" svg:width="0.832cm" svg:height="0.806cm" svg:x="3.2cm" svg:y="6.4cm">
          <draw:text-box>
            <text:p><text:span text:style-name="T2">h</text:span><text:span text:style-name="T3">i</text:span></text:p>
          </draw:text-box>
        </draw:frame>
        <draw:frame draw:style-name="gr6" draw:text-style-name="P3" draw:layer="layout" svg:width="0.807cm" svg:height="0.806cm" svg:x="3.2cm" svg:y="7.4cm">
          <draw:text-box>
            <text:p><text:span text:style-name="T2">v</text:span><text:span text:style-name="T3">j</text:span></text:p>
          </draw:text-box>
        </draw:frame>
        <draw:frame draw:style-name="gr6" draw:text-style-name="P3" draw:layer="layout" svg:width="0.9cm" svg:height="0.806cm" svg:x="3.201cm" svg:y="8.4cm">
          <draw:text-box>
            <text:p><text:span text:style-name="T2">v'</text:span><text:span text:style-name="T3">j</text:span></text:p>
          </draw:text-box>
        </draw:frame>
        <draw:frame draw:style-name="gr6" draw:text-style-name="P3" draw:layer="layout" svg:width="0.972cm" svg:height="0.806cm" svg:x="3.2cm" svg:y="9.4cm">
          <draw:text-box>
            <text:p><text:span text:style-name="T2">w</text:span><text:span text:style-name="T3">ij</text:span></text:p>
          </draw:text-box>
        </draw:frame>
        <draw:line draw:style-name="gr7" draw:text-style-name="P1" draw:layer="layout" svg:x1="11.2cm" svg:y1="8cm" svg:x2="12.9cm" svg:y2="8cm">
          <text:p/>
        </draw:line>
        <draw:line draw:style-name="gr7" draw:text-style-name="P1" draw:layer="layout" svg:x1="12cm" svg:y1="8.3cm" svg:x2="12cm" svg:y2="7.3cm">
          <text:p/>
        </draw:line>
        <draw:line draw:style-name="gr7" draw:text-style-name="P1" draw:layer="layout" svg:x1="11.2cm" svg:y1="9cm" svg:x2="12.9cm" svg:y2="9cm">
          <text:p/>
        </draw:line>
        <draw:frame draw:style-name="gr6" draw:text-style-name="P4" draw:layer="layout" svg:width="0.659cm" svg:height="0.573cm" svg:x="11.541cm" svg:y="7.9cm">
          <draw:text-box>
            <text:p><text:span text:style-name="T4">0</text:span></text:p>
          </draw:text-box>
        </draw:frame>
        <draw:line draw:style-name="gr7" draw:text-style-name="P1" draw:layer="layout" svg:x1="12cm" svg:y1="9.3cm" svg:x2="12cm" svg:y2="8.701cm">
          <text:p/>
        </draw:line>
        <draw:frame draw:style-name="gr6" draw:text-style-name="P4" draw:layer="layout" svg:width="0.942cm" svg:height="0.581cm" svg:x="11.2cm" svg:y="7.1cm">
          <draw:text-box>
            <text:p><text:span text:style-name="T5">¢</text:span><text:span text:style-name="T4">w</text:span></text:p>
          </draw:text-box>
        </draw:frame>
        <draw:frame draw:style-name="gr8" draw:text-style-name="P1" draw:layer="layout" svg:width="1.998cm" svg:height="0.999cm" svg:x="11.582cm" svg:y="10.1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0.2cm" svg:height="0.474cm" svg:x="11.356cm" svg:y="9.5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4" draw:layer="layout" svg:width="0.819cm" svg:height="0.581cm" svg:x="12.4cm" svg:y="7.9cm">
          <draw:text-box>
            <text:p><text:span text:style-name="T5">¢</text:span><text:span text:style-name="T6">t</text:span></text:p>
          </draw:text-box>
        </draw:frame>
        <draw:line draw:style-name="gr5" draw:text-style-name="P1" draw:layer="layout" svg:x1="12.6cm" svg:y1="8cm" svg:x2="12.6cm" svg:y2="7.8cm">
          <text:p/>
        </draw:line>
        <draw:line draw:style-name="gr4" draw:text-style-name="P1" draw:layer="layout" svg:x1="12cm" svg:y1="7.8cm" svg:x2="12.6cm" svg:y2="7.8cm">
          <text:p/>
        </draw:line>
        <draw:frame draw:style-name="gr6" draw:text-style-name="P4" draw:layer="layout" svg:width="0.942cm" svg:height="0.581cm" svg:x="11.258cm" svg:y="8.319cm">
          <draw:text-box>
            <text:p><text:span text:style-name="T5">¢</text:span><text:span text:style-name="T4">w</text:span></text:p>
          </draw:text-box>
        </draw:frame>
        <draw:frame draw:style-name="gr6" draw:text-style-name="P4" draw:layer="layout" svg:width="0.659cm" svg:height="0.573cm" svg:x="11.541cm" svg:y="8.9cm">
          <draw:text-box>
            <text:p><text:span text:style-name="T4">0</text:span></text:p>
          </draw:text-box>
        </draw:frame>
        <draw:frame draw:style-name="gr6" draw:text-style-name="P4" draw:layer="layout" svg:width="0.819cm" svg:height="0.581cm" svg:x="12.381cm" svg:y="8.9cm">
          <draw:text-box>
            <text:p><text:span text:style-name="T5">¢</text:span><text:span text:style-name="T6">t</text:span></text:p>
          </draw:text-box>
        </draw:frame>
        <draw:line draw:style-name="gr4" draw:text-style-name="P1" draw:layer="layout" svg:x1="12cm" svg:y1="9.2cm" svg:x2="12.6cm" svg:y2="9.2cm">
          <text:p/>
        </draw:line>
        <draw:line draw:style-name="gr5" draw:text-style-name="P1" draw:layer="layout" svg:x1="12.6cm" svg:y1="9.2cm" svg:x2="12.6cm" svg:y2="9cm">
          <text:p/>
        </draw:line>
        <draw:line draw:style-name="gr9" draw:text-style-name="P1" draw:layer="layout" svg:x1="5cm" svg:y1="10.4cm" svg:x2="5.4cm" svg:y2="10.4cm">
          <text:p/>
        </draw:line>
        <draw:line draw:style-name="gr9" draw:text-style-name="P1" draw:layer="layout" svg:x1="5cm" svg:y1="10.7cm" svg:x2="6cm" svg:y2="10.7cm">
          <text:p/>
        </draw:line>
        <draw:line draw:style-name="gr3" draw:text-style-name="P1" draw:layer="layout" svg:x1="5cm" svg:y1="6.2cm" svg:x2="5cm" svg:y2="11.4cm">
          <text:p/>
        </draw:line>
        <draw:line draw:style-name="gr3" draw:text-style-name="P1" draw:layer="layout" svg:x1="8cm" svg:y1="6.2cm" svg:x2="8cm" svg:y2="11.4cm">
          <text:p/>
        </draw:line>
        <draw:line draw:style-name="gr9" draw:text-style-name="P1" draw:layer="layout" svg:x1="8cm" svg:y1="10.4cm" svg:x2="8.5cm" svg:y2="10.4cm">
          <text:p/>
        </draw:line>
        <draw:line draw:style-name="gr9" draw:text-style-name="P1" draw:layer="layout" svg:x1="8cm" svg:y1="10.7cm" svg:x2="9cm" svg:y2="10.7cm">
          <text:p/>
        </draw:line>
        <draw:frame draw:style-name="gr6" draw:text-style-name="P5" draw:layer="layout" svg:width="0.972cm" svg:height="0.742cm" svg:x="3.2cm" svg:y="10.3cm">
          <draw:text-box>
            <text:p><text:span text:style-name="T7">¢</text:span><text:span text:style-name="T8">t</text:span></text:p>
          </draw:text-box>
        </draw:frame>
        <draw:line draw:style-name="gr10" draw:text-style-name="P1" draw:layer="layout" svg:x1="12cm" svg:y1="9.5cm" svg:x2="12.6cm" svg:y2="9.5cm">
          <text:p/>
        </draw:line>
        <draw:frame draw:style-name="gr6" draw:text-style-name="P4" draw:layer="layout" svg:width="0.849cm" svg:height="0.806cm" svg:x="11.882cm" svg:y="9.201cm">
          <draw:text-box>
            <text:p><text:span text:style-name="T9">τ</text:span><text:span text:style-name="T10">w</text:span></text:p>
          </draw:text-box>
        </draw:frame>
        <draw:line draw:style-name="gr11" draw:text-style-name="P1" draw:layer="layout" svg:x1="5.001cm" svg:y1="11.3cm" svg:x2="6.4cm" svg:y2="11.3cm">
          <text:p/>
        </draw:line>
        <draw:frame draw:style-name="gr12" draw:text-style-name="P4" draw:layer="layout" svg:width="0.773cm" svg:height="0.586cm" svg:x="6.3cm" svg:y="11cm">
          <draw:text-box>
            <text:p text:style-name="P6"><text:span text:style-name="T9">τ</text:span><text:span text:style-name="T11">w</text:span></text:p>
          </draw:text-box>
        </draw:frame>
        <draw:line draw:style-name="gr2" draw:text-style-name="P1" draw:layer="layout" svg:x1="7cm" svg:y1="8.4cm" svg:x2="7cm" svg:y2="9cm">
          <text:p/>
        </draw:line>
        <draw:line draw:style-name="gr3" draw:text-style-name="P1" draw:layer="layout" svg:x1="7cm" svg:y1="6.2cm" svg:x2="7cm" svg:y2="10.7cm">
          <text:p/>
        </draw:line>
        <draw:line draw:style-name="gr9" draw:text-style-name="P1" draw:layer="layout" svg:x1="5cm" svg:y1="11cm" svg:x2="7cm" svg:y2="11cm">
          <text:p/>
        </draw:line>
        <draw:line draw:style-name="gr11" draw:text-style-name="P1" draw:layer="layout" svg:x1="8.001cm" svg:y1="11.3cm" svg:x2="9.4cm" svg:y2="11.3cm">
          <text:p/>
        </draw:line>
        <draw:frame draw:style-name="gr12" draw:text-style-name="P4" draw:layer="layout" svg:width="0.773cm" svg:height="0.586cm" svg:x="9.3cm" svg:y="11cm">
          <draw:text-box>
            <text:p text:style-name="P6"><text:span text:style-name="T9">τ</text:span><text:span text:style-name="T11">w</text:span></text:p>
          </draw:text-box>
        </draw:frame>
        <draw:line draw:style-name="gr3" draw:text-style-name="P1" draw:layer="layout" svg:x1="9.7cm" svg:y1="6.2cm" svg:x2="9.7cm" svg:y2="10.7cm">
          <text:p/>
        </draw:line>
        <draw:line draw:style-name="gr2" draw:text-style-name="P1" draw:layer="layout" svg:x1="9.7cm" svg:y1="7.4cm" svg:x2="9.7cm" svg:y2="8cm">
          <text:p/>
        </draw:line>
        <draw:line draw:style-name="gr9" draw:text-style-name="P1" draw:layer="layout" svg:x1="8cm" svg:y1="11cm" svg:x2="9.7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mi101" svg:font-family="cmmi10"/>
    <style:font-face style:name="cmmi102" svg:font-family="cmmi10" style:font-adornments="Regular"/>
    <style:font-face style:name="DejaVu Sans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6-11-07T15:08:13.970278616</dc:date>
    <meta:editing-duration>PT11M4S</meta:editing-duration>
    <meta:editing-cycles>5</meta:editing-cycles>
    <meta:generator>LibreOffice/4.2.8.2$Linux_X86_64 LibreOffice_project/420m0$Build-2</meta:generator>
    <meta:document-statistic meta:object-count="6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